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96dc" officeooo:paragraph-rsid="001696dc"/>
    </style:style>
    <style:style style:name="P2" style:family="paragraph" style:parent-style-name="Standard">
      <style:text-properties officeooo:rsid="001696dc" officeooo:paragraph-rsid="0019d914"/>
    </style:style>
    <style:style style:name="P3" style:family="paragraph" style:parent-style-name="Standard">
      <style:text-properties officeooo:rsid="001696dc" officeooo:paragraph-rsid="001b6479"/>
    </style:style>
    <style:style style:name="P4" style:family="paragraph" style:parent-style-name="Standard">
      <style:text-properties officeooo:rsid="0019d914" officeooo:paragraph-rsid="0019d914"/>
    </style:style>
    <style:style style:name="P5" style:family="paragraph" style:parent-style-name="Standard">
      <style:text-properties officeooo:rsid="0019d914" officeooo:paragraph-rsid="001b6479"/>
    </style:style>
    <style:style style:name="P6" style:family="paragraph" style:parent-style-name="Standard">
      <style:text-properties officeooo:rsid="001b6479" officeooo:paragraph-rsid="001b6479"/>
    </style:style>
    <style:style style:name="P7" style:family="paragraph" style:parent-style-name="Standard">
      <style:text-properties officeooo:rsid="001d5f8c" officeooo:paragraph-rsid="001d5f8c"/>
    </style:style>
    <style:style style:name="P8" style:family="paragraph" style:parent-style-name="Text_20_body">
      <style:text-properties officeooo:rsid="001caa51" officeooo:paragraph-rsid="001caa51"/>
    </style:style>
    <style:style style:name="P9" style:family="paragraph" style:parent-style-name="Text_20_body">
      <style:text-properties officeooo:rsid="001d5f8c" officeooo:paragraph-rsid="001d5f8c"/>
    </style:style>
    <style:style style:name="P10" style:family="paragraph" style:parent-style-name="Text_20_body">
      <style:text-properties officeooo:rsid="001d5f8c" officeooo:paragraph-rsid="001e079a"/>
    </style:style>
    <style:style style:name="P11" style:family="paragraph" style:parent-style-name="Text_20_body">
      <style:text-properties officeooo:rsid="001e079a" officeooo:paragraph-rsid="001e079a"/>
    </style:style>
    <style:style style:name="P12" style:family="paragraph" style:parent-style-name="Text_20_body">
      <style:text-properties officeooo:rsid="001f31cd" officeooo:paragraph-rsid="001f31cd"/>
    </style:style>
    <style:style style:name="P13" style:family="paragraph" style:parent-style-name="Heading_20_1">
      <style:text-properties officeooo:rsid="001d5f8c" officeooo:paragraph-rsid="001d5f8c"/>
    </style:style>
    <style:style style:name="P14" style:family="paragraph" style:parent-style-name="Title">
      <style:text-properties officeooo:rsid="001b6479" officeooo:paragraph-rsid="001b6479"/>
    </style:style>
    <style:style style:name="P15" style:family="paragraph" style:parent-style-name="Title">
      <style:paragraph-properties fo:break-before="page"/>
      <style:text-properties officeooo:rsid="001caa51" officeooo:paragraph-rsid="001caa51"/>
    </style:style>
    <style:style style:name="P16" style:family="paragraph" style:parent-style-name="Title">
      <style:paragraph-properties fo:break-before="page"/>
      <style:text-properties officeooo:rsid="001d5f8c" officeooo:paragraph-rsid="001d5f8c"/>
    </style:style>
    <style:style style:name="P17" style:family="paragraph" style:parent-style-name="Title">
      <style:paragraph-properties fo:break-before="page"/>
      <style:text-properties officeooo:rsid="001f31cd" officeooo:paragraph-rsid="001f31cd"/>
    </style:style>
    <style:style style:name="T1" style:family="text">
      <style:text-properties officeooo:rsid="0019d914"/>
    </style:style>
    <style:style style:name="T2" style:family="text">
      <style:text-properties officeooo:rsid="001a049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oftmax</text:p>
      <text:p text:style-name="P7">The softmax function computes the probability of an output with respect to all of its inputs. It has the advantage that the sum of its outputs is equal to 1.</text:p>
      <text:p text:style-name="P7"><draw:frame draw:style-name="fr1" draw:name="Object23" text:anchor-type="as-char" svg:y="-0.1929in" svg:width="2.7126in" svg:height="0.2646in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7"/>
      <text:p text:style-name="P7"><draw:frame draw:style-name="fr1" draw:name="Object24" text:anchor-type="as-char" svg:y="-0.2717in" svg:width="1.3366in" svg:height="0.5799in" draw:z-index="22"><draw:object xlink:href="./Object 24" xlink:type="simple" xlink:show="embed" xlink:actuate="onLoad"/><draw:image xlink:href="./ObjectReplacements/Object 24" xlink:type="simple" xlink:show="embed" xlink:actuate="onLoad"/></draw:frame></text:p>
      <text:h text:style-name="P13" text:outline-level="1">Derivative</text:h>
      <text:p text:style-name="P1"/>
      <text:p text:style-name="P1"><text:span text:style-name="T1">Part </text:span>1: <text:span text:style-name="T1">When i=j such that </text:span><text:span text:style-name="T1"><draw:frame draw:style-name="fr1" draw:name="Object6" text:anchor-type="as-char" svg:y="-0.2693in" svg:width="0.7925in" svg:height="0.4437in" draw:z-index="2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/>
      <text:p text:style-name="P2"><draw:frame draw:style-name="fr1" draw:name="Object1" text:anchor-type="as-char" svg:y="-0.2717in" svg:width="0.7839in" svg:height="0.5807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<draw:frame draw:style-name="fr1" draw:name="Object2" text:anchor-type="as-char" svg:y="-0.2083in" svg:width="1.1563in" svg:height="0.3945in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1" draw:name="Object3" text:anchor-type="as-char" svg:y="-0.2693in" svg:width="3.3575in" svg:height="0.4563in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1" draw:name="Object4" text:anchor-type="as-char" svg:y="-0.3335in" svg:width="2.1445in" svg:height="0.7047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Object5" text:anchor-type="as-char" svg:y="-0.2693in" svg:width="1.1563in" svg:height="0.4437in" draw:z-index="0"><draw:object xlink:href="./Object 5" xlink:type="simple" xlink:show="embed" xlink:actuate="onLoad"/><draw:image xlink:href="./ObjectReplacements/Object 5" xlink:type="simple" xlink:show="embed" xlink:actuate="onLoad"/></draw:frame></text:p>
      <text:p text:style-name="P4">Part 2: When <draw:frame draw:style-name="fr1" draw:name="Object7" text:anchor-type="as-char" svg:y="-0.1484in" svg:width="0.3445in" svg:height="0.1846in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1" draw:name="Object8" text:anchor-type="as-char" svg:y="-0.2693in" svg:width="1.9008in" svg:height="0.4563in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><draw:frame draw:style-name="fr1" draw:name="Object9" text:anchor-type="as-char" svg:y="-0.2693in" svg:width="0.9492in" svg:height="0.4437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4">Putting both equations together, and using the Kronecker delta, we arrive at the following equation:</text:p>
      <text:p text:style-name="P4"><draw:frame draw:style-name="fr1" draw:name="Object10" text:anchor-type="as-char" svg:y="-0.2693in" svg:width="1.3346in" svg:height="0.4437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text:soft-page-break/></text:p>
      <text:p text:style-name="P4">Notice how the gradient varies in both the selection of <draw:frame draw:style-name="fr1" draw:name="Object11" text:anchor-type="as-char" svg:y="-0.1484in" svg:width="0.1283in" svg:height="0.1846in" draw:z-index="5"><draw:object xlink:href="./Object 11" xlink:type="simple" xlink:show="embed" xlink:actuate="onLoad"/><draw:image xlink:href="./ObjectReplacements/Object 11" xlink:type="simple" xlink:show="embed" xlink:actuate="onLoad"/></draw:frame><text:span text:style-name="T2">and </text:span><text:span text:style-name="T2"><draw:frame draw:style-name="fr1" draw:name="Object12" text:anchor-type="as-char" svg:y="-0.1484in" svg:width="0.1555in" svg:height="0.1846in" draw:z-index="6"><draw:object xlink:href="./Object 12" xlink:type="simple" xlink:show="embed" xlink:actuate="onLoad"/><draw:image xlink:href="./ObjectReplacements/Object 12" xlink:type="simple" xlink:show="embed" xlink:actuate="onLoad"/></draw:frame></text:span><text:span text:style-name="T2">which produces an n x n matrix defined as:</text:span></text:p>
      <text:p text:style-name="P4"><draw:frame draw:style-name="fr1" draw:name="Object13" text:anchor-type="as-char" svg:y="-0.1598in" svg:width="1.3866in" svg:height="0.2319in" draw:z-index="7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This matrix is a symmetric matrix, with <draw:frame draw:style-name="fr1" draw:name="Object14" text:anchor-type="as-char" svg:y="-0.152in" svg:width="0.7299in" svg:height="0.2134in" draw:z-index="13"><draw:object xlink:href="./Object 14" xlink:type="simple" xlink:show="embed" xlink:actuate="onLoad"/><draw:image xlink:href="./ObjectReplacements/Object 14" xlink:type="simple" xlink:show="embed" xlink:actuate="onLoad"/></draw:frame>along the diagonal, and <draw:frame draw:style-name="fr1" draw:name="Object15" text:anchor-type="as-char" svg:y="-0.1484in" svg:width="0.5327in" svg:height="0.2098in" draw:z-index="14"><draw:object xlink:href="./Object 15" xlink:type="simple" xlink:show="embed" xlink:actuate="onLoad"/><draw:image xlink:href="./ObjectReplacements/Object 15" xlink:type="simple" xlink:show="embed" xlink:actuate="onLoad"/></draw:frame>everywhere else.</text:p>
      <text:p text:style-name="P6"/>
      <text:p text:style-name="P6">Since the gradients for this function is a matrix, and we need to relate the output errors to the input errors, the input error vector is defined as:</text:p>
      <text:p text:style-name="P6"><draw:frame draw:style-name="fr1" draw:name="Object16" text:anchor-type="as-char" svg:y="-0.3102in" svg:width="1.7043in" svg:height="0.5075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where</text:p>
      <text:p text:style-name="P6"/>
      <text:p text:style-name="P6"><draw:frame draw:style-name="fr1" draw:name="Object17" text:anchor-type="as-char" svg:y="-0.2811in" svg:width="1.1146in" svg:height="0.4555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In matrix form, this is simply:</text:p>
      <text:p text:style-name="P6"><draw:frame draw:style-name="fr1" draw:name="Object18" text:anchor-type="as-char" svg:y="-0.1484in" svg:width="1.1811in" svg:height="0.2098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15">Cross-Entropy</text:p>
      <text:p text:style-name="P8">The negative log-probability function is defined to be:</text:p>
      <text:p text:style-name="P8"><draw:frame draw:style-name="fr1" draw:name="Object19" text:anchor-type="as-char" svg:y="-0.1701in" svg:width="2.589in" svg:height="0.2425in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where <draw:frame draw:style-name="fr1" draw:name="Object20" text:anchor-type="as-char" svg:y="-0.1484in" svg:width="0.2138in" svg:height="0.2098in" draw:z-index="20"><draw:object xlink:href="./Object 20" xlink:type="simple" xlink:show="embed" xlink:actuate="onLoad"/><draw:image xlink:href="./ObjectReplacements/Object 20" xlink:type="simple" xlink:show="embed" xlink:actuate="onLoad"/></draw:frame>is the binary target label.</text:p>
      <text:h text:style-name="Heading_20_1" text:outline-level="1">Derivative:</text:h>
      <text:p text:style-name="P8"><draw:frame draw:style-name="fr1" draw:name="Object21" text:anchor-type="as-char" svg:y="-0.2917in" svg:width="1.7165in" svg:height="0.489in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8"><draw:frame draw:style-name="fr1" draw:name="Object22" text:anchor-type="as-char" svg:y="-0.2917in" svg:width="1.5953in" svg:height="0.489in" draw:z-index="18"><draw:object xlink:href="./Object 22" xlink:type="simple" xlink:show="embed" xlink:actuate="onLoad"/><draw:image xlink:href="./ObjectReplacements/Object 22" xlink:type="simple" xlink:show="embed" xlink:actuate="onLoad"/></draw:frame></text:p>
      <text:p text:style-name="P8"/>
      <text:p text:style-name="P16">Softmax + Cross-Entropy</text:p>
      <text:p text:style-name="P9">Generally, neural classifiers are trained with a softmax non-linearity as the output layer, under a cross-entropy cost regime. In this form, the cost function (with the softmax layer), looks like the following:</text:p>
      <text:p text:style-name="P10"><draw:frame draw:style-name="fr1" draw:name="Object26" text:anchor-type="as-char" svg:y="-0.2925in" svg:width="2.8417in" svg:height="0.4929in" draw:z-index="24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In other words, this guy simplifies nicely. It is in your numerical best interest to handle this combination as a special case because it is the most common combination, and it also circumvents a bunch of numerical instability. (In theory, it doesn't matter, but floating point is lossy).</text:p>
      <text:p text:style-name="P11"/>
      <text:p text:style-name="P11"/>
      <text:p text:style-name="P17">Implementation Notes:</text:p>
      <text:p text:style-name="P12">The softmax function suffers from numerical stability issues because floating point can't really represent <draw:frame draw:style-name="fr1" draw:name="Object25" text:anchor-type="as-char" svg:y="-0.172in" svg:width="0.3846in" svg:height="0.2083in" draw:z-index="25"><draw:object xlink:href="./Object 25" xlink:type="simple" xlink:show="embed" xlink:actuate="onLoad"/><draw:image xlink:href="./ObjectReplacements/Object 25" xlink:type="simple" xlink:show="embed" xlink:actuate="onLoad"/></draw:frame>very well. Usually, you will either end up NaNing or getting infinities. Fortunately, there is a way to prevent overflow (but not underflow).</text:p>
      <text:p text:style-name="P12">Let <draw:frame draw:style-name="fr1" draw:name="Object27" text:anchor-type="as-char" svg:y="-0.152in" svg:width="1.1134in" svg:height="0.2984in" draw:z-index="26"><draw:object xlink:href="./Object 27" xlink:type="simple" xlink:show="embed" xlink:actuate="onLoad"/><draw:image xlink:href="./ObjectReplacements/Object 27" xlink:type="simple" xlink:show="embed" xlink:actuate="onLoad"/></draw:frame>, or the maximum parameter in the input vector.</text:p>
      <text:p text:style-name="P12"><draw:frame draw:style-name="fr1" draw:name="Object28" text:anchor-type="as-char" svg:y="-0.2717in" svg:width="2.9681in" svg:height="0.5807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31T16:55:47.108342005</meta:creation-date>
    <dc:date>2014-04-01T13:02:05.902862721</dc:date>
    <dc:creator>Mike </dc:creator>
    <meta:editing-duration>PT1H34M41S</meta:editing-duration>
    <meta:editing-cycles>4</meta:editing-cycles>
    <meta:generator>LibreOffice/4.1.3.2$Linux_X86_64 LibreOffice_project/410m0$Build-2</meta:generator>
    <meta:document-statistic meta:table-count="0" meta:image-count="0" meta:object-count="28" meta:page-count="5" meta:paragraph-count="40" meta:word-count="272" meta:character-count="1634" meta:non-whitespace-character-count="1381"/>
  </office:meta>
</office:document-meta>
</file>

<file path=Object 1/content.xml><?xml version="1.0" encoding="utf-8"?>
<math xmlns="http://www.w3.org/1998/Math/MathML">
  <semantics>
    <mrow>
      <mrow>
        <msub>
          <mi>P</mi>
          <mi>i</mi>
        </msub>
        <mo stretchy="false">=</mo>
        <mfrac>
          <msup>
            <mi>e</mi>
            <mrow>
              <msub>
                <mi>x</mi>
                <mi>i</mi>
              </msub>
            </mrow>
          </msup>
          <mrow>
            <mrow>
              <munder>
                <mo stretchy="false">∑</mo>
                <mrow>
                  <mi>k</mi>
                </mrow>
              </munder>
              <mrow>
                <msup>
                  <mi>e</mi>
                  <mrow>
                    <msub>
                      <mi>x</mi>
                      <mi>k</mi>
                    </msub>
                  </mrow>
                </msup>
              </mrow>
            </mrow>
          </mrow>
        </mfrac>
      </mrow>
    </mrow>
    <annotation encoding="StarMath 5.0">P_i = e^{x_i} over { sum from {k} { e^{x_k} } }</annotation>
  </semantics>
</math>
</file>

<file path=Object 10/content.xml><?xml version="1.0" encoding="utf-8"?>
<math xmlns="http://www.w3.org/1998/Math/MathML">
  <semantics>
    <mrow>
      <mrow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j</mi>
            </msub>
          </mrow>
        </mfrac>
        <mo stretchy="false">=</mo>
        <msub>
          <mi>P</mi>
          <mi>i</mi>
        </msub>
      </mrow>
      <mrow>
        <mo stretchy="false">(</mo>
        <mrow>
          <mrow>
            <msub>
              <mrow>
                <mo stretchy="false">δ</mo>
              </mrow>
              <mrow>
                <mrow>
                  <mi>i</mi>
                  <mo stretchy="false">=</mo>
                  <mi>j</mi>
                </mrow>
              </mrow>
            </msub>
            <mo stretchy="false">−</mo>
            <msub>
              <mi>P</mi>
              <mi>j</mi>
            </msub>
          </mrow>
        </mrow>
        <mo stretchy="false">)</mo>
      </mrow>
    </mrow>
    <annotation encoding="StarMath 5.0">{partial P_i} over { partial x_j} = P_i({%delta}_{i=j} - P_j)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j</mi>
    </mrow>
    <annotation encoding="StarMath 5.0">j</annotation>
  </semantics>
</math>
</file>

<file path=Object 13/content.xml><?xml version="1.0" encoding="utf-8"?>
<math xmlns="http://www.w3.org/1998/Math/MathML">
  <semantics>
    <mrow>
      <mrow>
        <msub>
          <mfenced open="[" close="]">
            <mrow>
              <mstyle mathvariant="bold">
                <mrow>
                  <mi>M</mi>
                </mrow>
              </mstyle>
            </mrow>
          </mfenced>
          <mrow>
            <mi>i</mi>
            <mi>,</mi>
            <mi>j</mi>
          </mrow>
        </msub>
        <mo stretchy="false">=</mo>
        <msub>
          <mi>P</mi>
          <mi>i</mi>
        </msub>
      </mrow>
      <mfenced open="(" close=")">
        <mrow>
          <mrow>
            <msub>
              <mrow>
                <mo stretchy="false">δ</mo>
              </mrow>
              <mrow>
                <mrow>
                  <mi>i</mi>
                  <mo stretchy="false">=</mo>
                  <mi>j</mi>
                </mrow>
              </mrow>
            </msub>
            <mo stretchy="false">−</mo>
            <msub>
              <mi>P</mi>
              <mi>j</mi>
            </msub>
          </mrow>
        </mrow>
      </mfenced>
    </mrow>
    <annotation encoding="StarMath 5.0">left[ bold M right]_{i,j}=P_i left( {%delta}_{i=j}-P_j right)</annotation>
  </semantics>
</math>
</file>

<file path=Object 14/content.xml><?xml version="1.0" encoding="utf-8"?>
<math xmlns="http://www.w3.org/1998/Math/MathML">
  <semantics>
    <mrow>
      <msub>
        <mi>P</mi>
        <mi>i</mi>
      </msub>
      <mrow>
        <mo stretchy="false">(</mo>
        <mrow>
          <mrow>
            <mn>1</mn>
            <mo stretchy="false">−</mo>
            <msub>
              <mi>P</mi>
              <mi>i</mi>
            </msub>
          </mrow>
        </mrow>
        <mo stretchy="false">)</mo>
      </mrow>
    </mrow>
    <annotation encoding="StarMath 5.0">P_i(1-P_i)</annotation>
  </semantics>
</math>
</file>

<file path=Object 15/content.xml><?xml version="1.0" encoding="utf-8"?>
<math xmlns="http://www.w3.org/1998/Math/MathML">
  <semantics>
    <mrow>
      <mrow>
        <mo stretchy="false">−</mo>
        <mrow>
          <msub>
            <mi>P</mi>
            <mi>i</mi>
          </msub>
        </mrow>
      </mrow>
      <mrow>
        <msub>
          <mi>P</mi>
          <mi>j</mi>
        </msub>
      </mrow>
    </mrow>
    <annotation encoding="StarMath 5.0">-{P_i}{P_j}</annotation>
  </semantics>
</math>
</file>

<file path=Object 16/content.xml><?xml version="1.0" encoding="utf-8"?>
<math xmlns="http://www.w3.org/1998/Math/MathML">
  <semantics>
    <mrow>
      <mo stretchy="false">∇</mo>
      <mrow>
        <msub>
          <mi>P</mi>
          <mrow>
            <mrow>
              <mi>l</mi>
              <mo stretchy="false">−</mo>
              <mn>1</mn>
            </mrow>
          </mrow>
        </msub>
        <mo stretchy="false">=</mo>
        <msup>
          <mfenced open="[" close="]">
            <mrow>
              <mfrac>
                <mrow>
                  <mo stretchy="false">∂</mo>
                  <msub>
                    <mi>P</mi>
                    <mi>l</mi>
                  </msub>
                </mrow>
                <mrow>
                  <mo stretchy="false">∂</mo>
                  <msub>
                    <mi>x</mi>
                    <mn>0</mn>
                  </msub>
                </mrow>
              </mfrac>
              <mi>,</mi>
              <mn>...</mn>
              <mi>,</mi>
              <mfrac>
                <mrow>
                  <mo stretchy="false">∂</mo>
                  <msub>
                    <mi>P</mi>
                    <mi>l</mi>
                  </msub>
                </mrow>
                <mrow>
                  <mo stretchy="false">∂</mo>
                  <msub>
                    <mi>x</mi>
                    <mi>n</mi>
                  </msub>
                </mrow>
              </mfrac>
            </mrow>
          </mfenced>
          <mi>T</mi>
        </msup>
      </mrow>
    </mrow>
    <annotation encoding="StarMath 5.0">nabla P_{l-1} = left[{partial P_l} over {partial x_0}, ..., {partial P_l} over {partial x_n} right]^T</annotation>
  </semantics>
</math>
</file>

<file path=Object 17/content.xml><?xml version="1.0" encoding="utf-8"?>
<math xmlns="http://www.w3.org/1998/Math/MathML">
  <semantics>
    <mrow>
      <mrow>
        <mfrac>
          <mrow>
            <mo stretchy="false">∂</mo>
            <msub>
              <mi>P</mi>
              <mi>l</mi>
            </msub>
          </mrow>
          <mrow>
            <mo stretchy="false">∂</mo>
            <msub>
              <mi>x</mi>
              <mi>i</mi>
            </msub>
          </mrow>
        </mfrac>
        <mo stretchy="false">=</mo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i>n</mi>
            </mrow>
          </munderover>
          <mrow>
            <mfrac>
              <mrow>
                <mo stretchy="false">∂</mo>
                <msub>
                  <mi>P</mi>
                  <mrow>
                    <mi>l</mi>
                    <mi>,</mi>
                    <mi>k</mi>
                  </mrow>
                </msub>
              </mrow>
              <mrow>
                <mo stretchy="false">∂</mo>
                <msub>
                  <mi>x</mi>
                  <mi>i</mi>
                </msub>
              </mrow>
            </mfrac>
          </mrow>
        </mrow>
      </mrow>
    </mrow>
    <annotation encoding="StarMath 5.0">{partial P_l} over {partial x_i}=sum from{k=0} to{n} {{partial P_{l,k}} over {partial x_i}}</annotation>
  </semantics>
</math>
</file>

<file path=Object 18/content.xml><?xml version="1.0" encoding="utf-8"?>
<math xmlns="http://www.w3.org/1998/Math/MathML">
  <semantics>
    <mrow>
      <mo stretchy="false">∇</mo>
      <mrow>
        <msub>
          <mi>P</mi>
          <mrow>
            <mrow>
              <mi>l</mi>
              <mo stretchy="false">−</mo>
              <mn>1</mn>
            </mrow>
          </mrow>
        </msub>
        <mo stretchy="false">=</mo>
        <mstyle mathvariant="bold">
          <mrow>
            <mi>M</mi>
          </mrow>
        </mstyle>
      </mrow>
      <mo stretchy="false">∇</mo>
      <msub>
        <mi>P</mi>
        <mrow>
          <mi>l</mi>
        </mrow>
      </msub>
    </mrow>
    <annotation encoding="StarMath 5.0">nabla P_{l-1} = bold M nabla P_{l}</annotation>
  </semantics>
</math>
</file>

<file path=Object 19/content.xml><?xml version="1.0" encoding="utf-8"?>
<math xmlns="http://www.w3.org/1998/Math/MathML">
  <semantics>
    <mrow>
      <mrow>
        <mstyle mathvariant="italic">
          <mrow>
            <mi>L</mi>
          </mrow>
        </mstyle>
        <mo stretchy="false">=</mo>
        <mrow>
          <mo stretchy="false">−</mo>
          <mrow>
            <mo stretchy="false">∑</mo>
            <mfenced open="[" close="]">
              <mrow>
                <msub>
                  <mi>y</mi>
                  <mi>i</mi>
                </msub>
                <mi>log</mi>
                <mrow>
                  <mover accent="true">
                    <msub>
                      <mi>y</mi>
                      <mi>i</mi>
                    </msub>
                    <mo stretchy="false">̂</mo>
                  </mover>
                  <mo stretchy="false">+</mo>
                  <mrow>
                    <mo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stretchy="false">)</mo>
                  </mrow>
                </mrow>
                <mi>log</mi>
                <mrow>
                  <mo stretchy="false">(</mo>
                  <mrow>
                    <mrow>
                      <mn>1</mn>
                      <mo stretchy="false">−</mo>
                      <mover accent="true">
                        <msub>
                          <mi>y</mi>
                          <mi>i</mi>
                        </msub>
                        <mo stretchy="false">̂</mo>
                      </mover>
                    </mrow>
                  </mrow>
                  <mo stretchy="false">)</mo>
                </mrow>
              </mrow>
            </mfenced>
          </mrow>
        </mrow>
      </mrow>
    </mrow>
    <annotation encoding="StarMath 5.0">italic L = - sum left[ y_i log hat y_i + (1 - y_i)log(1- hat y_i)  right]</annotation>
  </semantics>
</math>
</file>

<file path=Object 2/content.xml><?xml version="1.0" encoding="utf-8"?>
<math xmlns="http://www.w3.org/1998/Math/MathML">
  <semantics>
    <mrow>
      <mrow>
        <msub>
          <mi>P</mi>
          <mi>i</mi>
        </msub>
        <mo stretchy="false">=</mo>
        <msup>
          <mi>e</mi>
          <mrow>
            <msub>
              <mi>x</mi>
              <mi>i</mi>
            </msub>
          </mrow>
        </msup>
      </mrow>
      <msup>
        <mfenced open="(" close=")">
          <mrow>
            <mrow>
              <munder>
                <mo stretchy="false">∑</mo>
                <mrow>
                  <mi>k</mi>
                </mrow>
              </munder>
              <mrow>
                <msup>
                  <mi>e</mi>
                  <mrow>
                    <msub>
                      <mi>x</mi>
                      <mi>k</mi>
                    </msub>
                  </mrow>
                </msup>
              </mrow>
            </mrow>
          </mrow>
        </mfenced>
        <mrow>
          <mo stretchy="false">−</mo>
          <mn>1</mn>
        </mrow>
      </msup>
    </mrow>
    <annotation encoding="StarMath 5.0">P_i = e^{x_i}left(sum from{k} {e^{x_k}}right)^-1</annotation>
  </semantics>
</math>
</file>

<file path=Object 20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21/content.xml><?xml version="1.0" encoding="utf-8"?>
<math xmlns="http://www.w3.org/1998/Math/MathML">
  <semantics>
    <mrow>
      <mrow>
        <mfrac>
          <mrow>
            <mo stretchy="false">∂</mo>
            <mi>L</mi>
          </mrow>
          <mrow>
            <mo stretchy="false">∂</mo>
            <mover accent="true">
              <msub>
                <mi>y</mi>
                <mi>i</mi>
              </msub>
              <mo stretchy="false">̂</mo>
            </mover>
          </mrow>
        </mfrac>
        <mo stretchy="false">=</mo>
        <mrow>
          <mo stretchy="false">−</mo>
          <mfenced open="[" close="]">
            <mrow>
              <mrow>
                <mfrac>
                  <msub>
                    <mi>y</mi>
                    <mi>i</mi>
                  </msub>
                  <mover accent="true">
                    <msub>
                      <mi>y</mi>
                      <mi>i</mi>
                    </msub>
                    <mo stretchy="false">̂</mo>
                  </mover>
                </mfrac>
                <mo stretchy="false">−</mo>
                <mfrac>
                  <mrow>
                    <mrow>
                      <mn>1</mn>
                      <mo stretchy="false">−</mo>
                      <msub>
                        <mi>y</mi>
                        <mi>i</mi>
                      </msub>
                    </mrow>
                  </mrow>
                  <mrow>
                    <mrow>
                      <mn>1</mn>
                      <mo stretchy="false">−</mo>
                      <mover accent="true">
                        <msub>
                          <mi>y</mi>
                          <mi>i</mi>
                        </msub>
                        <mo stretchy="false">̂</mo>
                      </mover>
                    </mrow>
                  </mrow>
                </mfrac>
              </mrow>
            </mrow>
          </mfenced>
        </mrow>
      </mrow>
      <mfrac>
        <mrow>
          <mo stretchy="false">∂</mo>
          <mover accent="true">
            <msub>
              <mi>y</mi>
              <mi>i</mi>
            </msub>
            <mo stretchy="false">̂</mo>
          </mover>
        </mrow>
        <mrow>
          <mo stretchy="false">∂</mo>
          <mo stretchy="false">θ</mo>
        </mrow>
      </mfrac>
    </mrow>
    <annotation encoding="StarMath 5.0">{partial L} over {partial hat y_i} = -left[ y_i over hat y_i - {1-y_i} over {1 - hat y_i} right] {partial hat y_i} over {partial %theta}</annotation>
  </semantics>
</math>
</file>

<file path=Object 22/content.xml><?xml version="1.0" encoding="utf-8"?>
<math xmlns="http://www.w3.org/1998/Math/MathML">
  <semantics>
    <mrow>
      <mrow>
        <mfrac>
          <mrow>
            <mo stretchy="false">∂</mo>
            <mi>L</mi>
          </mrow>
          <mrow>
            <mo stretchy="false">∂</mo>
            <mover accent="true">
              <msub>
                <mi>y</mi>
                <mi>i</mi>
              </msub>
              <mo stretchy="false">̂</mo>
            </mover>
          </mrow>
        </mfrac>
        <mo stretchy="false">=</mo>
        <mfenced open="[" close="]">
          <mrow>
            <mrow>
              <mfrac>
                <mrow>
                  <mrow>
                    <mn>1</mn>
                    <mo stretchy="false">−</mo>
                    <msub>
                      <mi>y</mi>
                      <mi>i</mi>
                    </msub>
                  </mrow>
                </mrow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̂</mo>
                    </mover>
                  </mrow>
                </mrow>
              </mfrac>
              <mo stretchy="false">−</mo>
              <mfrac>
                <msub>
                  <mi>y</mi>
                  <mi>i</mi>
                </msub>
                <mover accent="true">
                  <msub>
                    <mi>y</mi>
                    <mi>i</mi>
                  </msub>
                  <mo stretchy="false">̂</mo>
                </mover>
              </mfrac>
            </mrow>
          </mrow>
        </mfenced>
      </mrow>
      <mfrac>
        <mrow>
          <mo stretchy="false">∂</mo>
          <mover accent="true">
            <msub>
              <mi>y</mi>
              <mi>i</mi>
            </msub>
            <mo stretchy="false">̂</mo>
          </mover>
        </mrow>
        <mrow>
          <mo stretchy="false">∂</mo>
          <mo stretchy="false">θ</mo>
        </mrow>
      </mfrac>
    </mrow>
    <annotation encoding="StarMath 5.0">{partial L} over {partial hat y_i}=left[ {1-y_i} over {1 - hat y_i} - y_i over hat y_i right] {partial hat y_i} over {partial %theta}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row>
              <mstyle mathvariant="bold">
                <mrow>
                  <mi>y</mi>
                </mrow>
              </mstyle>
              <mo stretchy="false">∣</mo>
              <mstyle mathvariant="bold">
                <mrow>
                  <mi>x</mi>
                </mrow>
              </mstyle>
            </mrow>
            <mi>,</mi>
            <mstyle mathvariant="bold">
              <mrow>
                <mo stretchy="false">θ</mo>
              </mrow>
            </mstyle>
          </mrow>
          <mo stretchy="false">)</mo>
        </mrow>
        <mo stretchy="false">=</mo>
        <msup>
          <mfenced open="[" close="]">
            <mrow>
              <mi>P</mi>
              <mrow>
                <mo stretchy="false">(</mo>
                <mrow>
                  <mrow>
                    <msub>
                      <mi>y</mi>
                      <mi>i</mi>
                    </msub>
                    <mo stretchy="false">∣</mo>
                    <mstyle mathvariant="bold">
                      <mrow>
                        <mi>x</mi>
                      </mrow>
                    </mstyle>
                  </mrow>
                  <mi>,</mi>
                  <mstyle mathvariant="bold">
                    <mrow>
                      <mo stretchy="false">θ</mo>
                    </mrow>
                  </mstyle>
                </mrow>
                <mo stretchy="false">)</mo>
              </mrow>
              <mi>,</mi>
              <mn>...</mn>
              <mi>,</mi>
              <mi>P</mi>
              <mrow>
                <mo stretchy="false">(</mo>
                <mrow>
                  <mrow>
                    <msub>
                      <mi>y</mi>
                      <mi>n</mi>
                    </msub>
                    <mo stretchy="false">∣</mo>
                    <mstyle mathvariant="bold">
                      <mrow>
                        <mi>x</mi>
                      </mrow>
                    </mstyle>
                  </mrow>
                  <mi>,</mi>
                  <mstyle mathvariant="bold">
                    <mrow>
                      <mo stretchy="false">θ</mo>
                    </mrow>
                  </mstyle>
                </mrow>
                <mo stretchy="false">)</mo>
              </mrow>
            </mrow>
          </mfenced>
          <mi>T</mi>
        </msup>
      </mrow>
    </mrow>
    <annotation encoding="StarMath 5.0">P(bold y divides bold x,bold %theta)=left[ P(y_i divides bold x, bold %theta), ..., P(y_n divides bold x, bold %theta) right]^T</annotation>
  </semantics>
</math>
</file>

<file path=Object 24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y</mi>
                <mi>i</mi>
              </msub>
              <mo stretchy="false">∣</mo>
              <mstyle mathvariant="bold">
                <mrow>
                  <mi>x</mi>
                </mrow>
              </mstyle>
            </mrow>
            <mi>,</mi>
            <mstyle mathvariant="bold">
              <mrow>
                <mo stretchy="false">θ</mo>
              </mrow>
            </mstyle>
          </mrow>
          <mo stretchy="false">)</mo>
        </mrow>
        <mo stretchy="false">=</mo>
        <mfrac>
          <mrow>
            <msup>
              <mi>e</mi>
              <mrow>
                <msub>
                  <mi>y</mi>
                  <mi>i</mi>
                </msub>
              </mrow>
            </msup>
          </mrow>
          <mrow>
            <mrow>
              <munder>
                <mo stretchy="false">∑</mo>
                <mi>k</mi>
              </munder>
              <msup>
                <mi>e</mi>
                <mrow>
                  <msub>
                    <mi>y</mi>
                    <mi>k</mi>
                  </msub>
                </mrow>
              </msup>
            </mrow>
          </mrow>
        </mfrac>
      </mrow>
    </mrow>
    <annotation encoding="StarMath 5.0">P(y_i divides bold x, bold %theta)={e^{y_i}} over {sum from k e^{y_k} }</annotation>
  </semantics>
</math>
</file>

<file path=Object 25/content.xml><?xml version="1.0" encoding="utf-8"?>
<math xmlns="http://www.w3.org/1998/Math/MathML">
  <semantics>
    <mrow>
      <msup>
        <mi>e</mi>
        <mrow>
          <mrow>
            <mi>x</mi>
            <mo stretchy="false">&gt;</mo>
            <mn>20</mn>
          </mrow>
        </mrow>
      </msup>
    </mrow>
    <annotation encoding="StarMath 5.0">e^{x&gt;20}</annotation>
  </semantics>
</math>
</file>

<file path=Object 26/content.xml><?xml version="1.0" encoding="utf-8"?>
<math xmlns="http://www.w3.org/1998/Math/MathML">
  <semantics>
    <mrow>
      <mrow>
        <mfrac>
          <mrow>
            <mo stretchy="false">∂</mo>
            <mi>L</mi>
          </mrow>
          <mrow>
            <mo stretchy="false">∂</mo>
            <msub>
              <mi>y</mi>
              <mi>i</mi>
            </msub>
          </mrow>
        </mfrac>
      </mrow>
      <mrow>
        <mrow>
          <mfrac>
            <mrow>
              <mo stretchy="false">∂</mo>
              <msub>
                <mi>y</mi>
                <mi>i</mi>
              </msub>
            </mrow>
            <mrow>
              <mo stretchy="false">∂</mo>
              <mo stretchy="false">θ</mo>
            </mrow>
          </mfrac>
        </mrow>
        <mo stretchy="false">=</mo>
        <mfenced open="(" close=")">
          <mrow>
            <mfrac>
              <mrow>
                <mrow>
                  <mover accent="true">
                    <msub>
                      <mi>y</mi>
                      <mi>i</mi>
                    </msub>
                    <mo stretchy="false">̂</mo>
                  </mover>
                  <mo stretchy="false">−</mo>
                  <msub>
                    <mi>y</mi>
                    <mi>i</mi>
                  </msub>
                </mrow>
              </mrow>
              <mrow>
                <mover accent="true">
                  <msub>
                    <mi>y</mi>
                    <mi>i</mi>
                  </msub>
                  <mo stretchy="false">̂</mo>
                </mover>
                <mrow>
                  <mo stretchy="false">(</mo>
                  <mrow>
                    <mrow>
                      <mn>1</mn>
                      <mo stretchy="false">−</mo>
                      <mover accent="true">
                        <msub>
                          <mi>y</mi>
                          <mi>i</mi>
                        </msub>
                        <mo stretchy="false">̂</mo>
                      </mover>
                    </mrow>
                  </mrow>
                  <mo stretchy="false">)</mo>
                </mrow>
              </mrow>
            </mfrac>
          </mrow>
        </mfenced>
      </mrow>
      <mrow>
        <mfenced open="(" close=")">
          <mrow>
            <mover accent="true">
              <msub>
                <mi>y</mi>
                <mi>i</mi>
              </msub>
              <mo stretchy="false">̂</mo>
            </mover>
            <mrow>
              <mo stretchy="false">(</mo>
              <mrow>
                <mrow>
                  <mn>1</mn>
                  <mo stretchy="false">−</mo>
                  <mover accent="true">
                    <msub>
                      <mi>y</mi>
                      <mi>i</mi>
                    </msub>
                    <mo stretchy="false">̂</mo>
                  </mover>
                </mrow>
              </mrow>
              <mo stretchy="false">)</mo>
            </mrow>
          </mrow>
        </mfenced>
        <mo stretchy="false">=</mo>
        <mrow>
          <mover accent="true">
            <msub>
              <mi>y</mi>
              <mi>i</mi>
            </msub>
            <mo stretchy="false">̂</mo>
          </mover>
          <mo stretchy="false">−</mo>
          <msub>
            <mi>y</mi>
            <mi>i</mi>
          </msub>
        </mrow>
      </mrow>
    </mrow>
    <annotation encoding="StarMath 5.0">{{partial L} over {partial y_i}}{{partial y_i} over {partial %theta}}=left( {hat y_i - y_i} over {hat y_i ( 1 - hat y_i)} right)left( hat y_i ( 1 - hat y_i) right)=hat y_i - y_i</annotation>
  </semantics>
</math>
</file>

<file path=Object 27/content.xml><?xml version="1.0" encoding="utf-8"?>
<math xmlns="http://www.w3.org/1998/Math/MathML">
  <semantics>
    <mrow>
      <mrow>
        <mi>m</mi>
        <mo stretchy="false">=</mo>
        <mrow>
          <munder>
            <mi mathvariant="italic">argmax</mi>
            <mrow>
              <mi>i</mi>
            </mrow>
          </munder>
        </mrow>
      </mrow>
      <mrow>
        <mo stretchy="false">(</mo>
        <mrow>
          <msub>
            <mi>x</mi>
            <mi>i</mi>
          </msub>
        </mrow>
        <mo stretchy="false">)</mo>
      </mrow>
    </mrow>
    <annotation encoding="StarMath 5.0">m = {argmax csub{i} } (x_i)</annotation>
  </semantics>
</math>
</file>

<file path=Object 28/content.xml><?xml version="1.0" encoding="utf-8"?>
<math xmlns="http://www.w3.org/1998/Math/MathML">
  <semantics>
    <mrow>
      <mrow>
        <mrow>
          <mrow>
            <mrow>
              <mfrac>
                <msup>
                  <mi>e</mi>
                  <mrow>
                    <msub>
                      <mi>x</mi>
                      <mi>i</mi>
                    </msub>
                  </mrow>
                </msup>
                <mrow>
                  <mrow>
                    <munder>
                      <mo stretchy="false">∑</mo>
                      <mi>k</mi>
                    </munder>
                    <msup>
                      <mi>e</mi>
                      <mrow>
                        <msub>
                          <mi>x</mi>
                          <mi>k</mi>
                        </msub>
                      </mrow>
                    </msup>
                  </mrow>
                </mrow>
              </mfrac>
            </mrow>
            <mo stretchy="false">=</mo>
            <mrow>
              <mfrac>
                <msup>
                  <mi>e</mi>
                  <mrow>
                    <mrow>
                      <mrow>
                        <msub>
                          <mi>x</mi>
                          <mi>k</mi>
                        </msub>
                        <mo stretchy="false">−</mo>
                        <mi>m</mi>
                      </mrow>
                      <mo stretchy="false">+</mo>
                      <mi>m</mi>
                    </mrow>
                  </mrow>
                </msup>
                <mrow>
                  <mrow>
                    <munder>
                      <mo stretchy="false">∑</mo>
                      <mi>k</mi>
                    </munder>
                    <msup>
                      <mi>e</mi>
                      <mrow>
                        <mrow>
                          <mrow>
                            <msub>
                              <mi>x</mi>
                              <mi>k</mi>
                            </msub>
                            <mo stretchy="false">−</mo>
                            <mi>m</mi>
                          </mrow>
                          <mo stretchy="false">+</mo>
                          <mi>m</mi>
                        </mrow>
                      </mrow>
                    </msup>
                  </mrow>
                </mrow>
              </mfrac>
            </mrow>
          </mrow>
          <mo stretchy="false">=</mo>
          <mrow>
            <mfrac>
              <mrow>
                <mrow>
                  <msup>
                    <mi>e</mi>
                    <mi>m</mi>
                  </msup>
                </mrow>
                <mrow>
                  <msup>
                    <mi>e</mi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</msup>
                </mrow>
              </mrow>
              <mrow>
                <msup>
                  <mi>e</mi>
                  <mi>m</mi>
                </msup>
                <mrow>
                  <munder>
                    <mo stretchy="false">∑</mo>
                    <mi>k</mi>
                  </munder>
                  <msup>
                    <mi>e</mi>
                    <mrow>
                      <mrow>
                        <msub>
                          <mi>x</mi>
                          <mi>k</mi>
                        </msub>
                        <mo stretchy="false">−</mo>
                        <mi>m</mi>
                      </mrow>
                    </mrow>
                  </msup>
                </mrow>
              </mrow>
            </mfrac>
          </mrow>
        </mrow>
        <mo stretchy="false">=</mo>
        <mrow>
          <mfrac>
            <msup>
              <mi>e</mi>
              <mrow>
                <mrow>
                  <msub>
                    <mi>x</mi>
                    <mi>i</mi>
                  </msub>
                  <mo stretchy="false">−</mo>
                  <mi>m</mi>
                </mrow>
              </mrow>
            </msup>
            <mrow>
              <mrow>
                <munder>
                  <mo stretchy="false">∑</mo>
                  <mi>k</mi>
                </munder>
                <msup>
                  <mi>e</mi>
                  <mrow>
                    <mrow>
                      <msub>
                        <mi>x</mi>
                        <mi>k</mi>
                      </msub>
                      <mo stretchy="false">−</mo>
                      <mi>m</mi>
                    </mrow>
                  </mrow>
                </msup>
              </mrow>
            </mrow>
          </mfrac>
        </mrow>
      </mrow>
    </mrow>
    <annotation encoding="StarMath 5.0">{e^{x_i} over {sum from k e^{x_k} }} = {e^{x_k-m+m} over {sum from k e^{x_k-m+m}}}={{{e^m}{e^{x_i-m}}} over {e^m sum from k e^{x_k - m}}}={e^{x_i-m} over {sum from k e^{x_k - m}}}</annotation>
  </semantics>
</math>
</file>

<file path=Object 3/content.xml><?xml version="1.0" encoding="utf-8"?>
<math xmlns="http://www.w3.org/1998/Math/MathML">
  <semantics>
    <mrow>
      <mrow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i</mi>
            </msub>
          </mrow>
        </mfrac>
        <mo stretchy="false">=</mo>
        <mrow>
          <mrow>
            <mrow>
              <mrow>
                <msup>
                  <mi>e</mi>
                  <mrow>
                    <msub>
                      <mi>x</mi>
                      <mi>i</mi>
                    </msub>
                  </mrow>
                </msup>
                <mo stretchy="false">∗</mo>
                <mrow>
                  <mo stretchy="false">−</mo>
                  <mn>1</mn>
                </mrow>
              </mrow>
              <mo stretchy="false">∗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row>
                        <msup>
                          <mi>e</mi>
                          <mrow>
                            <msub>
                              <mi>x</mi>
                              <mi>k</mi>
                            </msub>
                          </mrow>
                        </msup>
                      </mrow>
                    </mrow>
                  </mrow>
                </mfenced>
                <mrow>
                  <mo stretchy="false">−</mo>
                  <mn>2</mn>
                </mrow>
              </msup>
            </mrow>
            <mo stretchy="false">∗</mo>
            <mrow>
              <mfrac>
                <mrow>
                  <mo stretchy="false">∂</mo>
                  <msub>
                    <mi>x</mi>
                    <mi>i</mi>
                  </msub>
                </mrow>
                <mrow>
                  <mo stretchy="false">∂</mo>
                  <mo stretchy="false">θ</mo>
                </mrow>
              </mfrac>
            </mrow>
          </mrow>
          <mo stretchy="false">+</mo>
          <msup>
            <mi>e</mi>
            <mrow>
              <msub>
                <mi>x</mi>
                <mi>i</mi>
              </msub>
            </mrow>
          </msup>
        </mrow>
      </mrow>
      <mrow>
        <msup>
          <mfenced open="(" close=")">
            <mrow>
              <mrow>
                <munder>
                  <mo stretchy="false">∑</mo>
                  <mrow>
                    <mi>k</mi>
                  </mrow>
                </munder>
                <msup>
                  <mi>e</mi>
                  <mrow>
                    <msub>
                      <mi>x</mi>
                      <mi>k</mi>
                    </msub>
                  </mrow>
                </msup>
              </mrow>
            </mrow>
          </mfenced>
          <mrow>
            <mo stretchy="false">−</mo>
            <mn>1</mn>
          </mrow>
        </msup>
        <mo stretchy="false">∗</mo>
        <mrow>
          <mfrac>
            <mrow>
              <mo stretchy="false">∂</mo>
              <msub>
                <mi>x</mi>
                <mi>i</mi>
              </msub>
            </mrow>
            <mrow>
              <mo stretchy="false">∂</mo>
              <mo stretchy="false">θ</mo>
            </mrow>
          </mfrac>
        </mrow>
      </mrow>
    </mrow>
    <annotation encoding="StarMath 5.0">{partial P_i} over {partial x_i} = e^{x_i} * -1*left(sum from{k} {e^{x_k}}right)^-2*{{partial x_i} over { partial %theta }}  + e^{x_i}left(sum from{k} e^{x_k}right)^-1*{{partial x_i} over {partial %theta }}</annotation>
  </semantics>
</math>
</file>

<file path=Object 4/content.xml><?xml version="1.0" encoding="utf-8"?>
<math xmlns="http://www.w3.org/1998/Math/MathML">
  <semantics>
    <mrow>
      <mrow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i</mi>
            </msub>
          </mrow>
        </mfrac>
        <mo stretchy="false">=</mo>
        <mrow>
          <mfenced open="(" close=")">
            <mrow>
              <mrow>
                <mrow>
                  <mfrac>
                    <msup>
                      <mi>e</mi>
                      <mrow>
                        <msub>
                          <mi>x</mi>
                          <mi>i</mi>
                        </msub>
                      </mrow>
                    </msup>
                    <mrow>
                      <munder>
                        <mo stretchy="false">∑</mo>
                        <mrow>
                          <mi>k</mi>
                        </mrow>
                      </munder>
                      <msup>
                        <mi>e</mi>
                        <mrow>
                          <msub>
                            <mi>x</mi>
                            <mi>k</mi>
                          </msub>
                        </mrow>
                      </msup>
                    </mrow>
                  </mfrac>
                </mrow>
                <mo stretchy="false">−</mo>
                <msup>
                  <mfenced open="(" close=")">
                    <mrow>
                      <mrow>
                        <mfrac>
                          <msup>
                            <mi>e</mi>
                            <mrow>
                              <msub>
                                <mi>x</mi>
                                <mi>i</mi>
                              </msub>
                            </mrow>
                          </msup>
                          <mrow>
                            <munder>
                              <mo stretchy="false">∑</mo>
                              <mrow>
                                <mi>k</mi>
                              </mrow>
                            </munder>
                            <msup>
                              <mi>e</mi>
                              <mrow>
                                <msub>
                                  <mi>x</mi>
                                  <mi>k</mi>
                                </msub>
                              </mrow>
                            </msup>
                          </mrow>
                        </mfrac>
                      </mrow>
                    </mrow>
                  </mfenced>
                  <mn>2</mn>
                </msup>
              </mrow>
            </mrow>
          </mfenced>
          <mo stretchy="false">∗</mo>
          <mrow>
            <mfrac>
              <mrow>
                <mo stretchy="false">∂</mo>
                <msub>
                  <mi>x</mi>
                  <mi>i</mi>
                </msub>
              </mrow>
              <mrow>
                <mo stretchy="false">∂</mo>
                <mo stretchy="false">θ</mo>
              </mrow>
            </mfrac>
          </mrow>
        </mrow>
      </mrow>
    </mrow>
    <annotation encoding="StarMath 5.0">{partial P_i} over {partial x_i} = left({e^{x_i} over sum from{k} e^{x_k}} - left({e^{x_i} over sum from{k} e^{x_k}}right)^2 right)*{{partial x_i} over {partial %theta}}</annotation>
  </semantics>
</math>
</file>

<file path=Object 5/content.xml><?xml version="1.0" encoding="utf-8"?>
<math xmlns="http://www.w3.org/1998/Math/MathML">
  <semantics>
    <mrow>
      <mrow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i</mi>
            </msub>
          </mrow>
        </mfrac>
        <mo stretchy="false">=</mo>
        <msub>
          <mi>P</mi>
          <mi>i</mi>
        </msub>
      </mrow>
      <mrow>
        <mo stretchy="false">(</mo>
        <mrow>
          <mrow>
            <mn>1</mn>
            <mo stretchy="false">−</mo>
            <msub>
              <mi>P</mi>
              <mi>i</mi>
            </msub>
          </mrow>
        </mrow>
        <mo stretchy="false">)</mo>
      </mrow>
    </mrow>
    <annotation encoding="StarMath 5.0">{partial P_i} over {partial x_i}=P_i(1-P_i)</annotation>
  </semantics>
</math>
</file>

<file path=Object 6/content.xml><?xml version="1.0" encoding="utf-8"?>
<math xmlns="http://www.w3.org/1998/Math/MathML">
  <semantics>
    <mrow>
      <mrow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j</mi>
            </msub>
          </mrow>
        </mfrac>
        <mo stretchy="false">=</mo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i</mi>
            </msub>
          </mrow>
        </mfrac>
      </mrow>
    </mrow>
    <annotation encoding="StarMath 5.0">{partial P_i} over {partial x_j} = {partial P_i} over {partial x_i}</annotation>
  </semantics>
</math>
</file>

<file path=Object 7/content.xml><?xml version="1.0" encoding="utf-8"?>
<math xmlns="http://www.w3.org/1998/Math/MathML">
  <semantics>
    <mrow>
      <mrow>
        <mi>i</mi>
        <mo stretchy="false">≠</mo>
        <mi>j</mi>
      </mrow>
    </mrow>
    <annotation encoding="StarMath 5.0">i &lt;&gt; j</annotation>
  </semantics>
</math>
</file>

<file path=Object 8/content.xml><?xml version="1.0" encoding="utf-8"?>
<math xmlns="http://www.w3.org/1998/Math/MathML">
  <semantics>
    <mrow>
      <mrow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j</mi>
            </msub>
          </mrow>
        </mfrac>
        <mo stretchy="false">=</mo>
        <mrow>
          <mo stretchy="false">−</mo>
          <msup>
            <mi>e</mi>
            <mrow>
              <mrow>
                <msub>
                  <mi>x</mi>
                  <mi>i</mi>
                </msub>
              </mrow>
              <mrow>
                <msub>
                  <mi>x</mi>
                  <mi>j</mi>
                </msub>
              </mrow>
            </mrow>
          </msup>
        </mrow>
      </mrow>
      <mrow>
        <msup>
          <mfenced open="(" close=")">
            <mrow>
              <mrow>
                <munder>
                  <mo stretchy="false">∑</mo>
                  <mrow>
                    <mi>k</mi>
                  </mrow>
                </munder>
                <msup>
                  <mi>e</mi>
                  <mrow>
                    <msub>
                      <mi>x</mi>
                      <mi>k</mi>
                    </msub>
                  </mrow>
                </msup>
              </mrow>
            </mrow>
          </mfenced>
          <mrow>
            <mo stretchy="false">−</mo>
            <mn>2</mn>
          </mrow>
        </msup>
        <mo stretchy="false">∗</mo>
        <mrow>
          <mfrac>
            <mrow>
              <mo stretchy="false">∂</mo>
              <msub>
                <mi>x</mi>
                <mi>j</mi>
              </msub>
            </mrow>
            <mrow>
              <mo stretchy="false">∂</mo>
              <mo stretchy="false">θ</mo>
            </mrow>
          </mfrac>
        </mrow>
      </mrow>
    </mrow>
    <annotation encoding="StarMath 5.0">{partial P_i} over {partial x_j} = -e^{{x_i}{x_j}}left(sum from{k} e^{x_k}right)^-2* {{partial x_j} over {partial %theta}}</annotation>
  </semantics>
</math>
</file>

<file path=Object 9/content.xml><?xml version="1.0" encoding="utf-8"?>
<math xmlns="http://www.w3.org/1998/Math/MathML">
  <semantics>
    <mrow>
      <mrow>
        <mfrac>
          <mrow>
            <mo stretchy="false">∂</mo>
            <msub>
              <mi>P</mi>
              <mi>i</mi>
            </msub>
          </mrow>
          <mrow>
            <mo stretchy="false">∂</mo>
            <msub>
              <mi>x</mi>
              <mi>j</mi>
            </msub>
          </mrow>
        </mfrac>
        <mo stretchy="false">=</mo>
        <mrow>
          <mo stretchy="false">−</mo>
          <mrow>
            <msub>
              <mi>P</mi>
              <mi>i</mi>
            </msub>
          </mrow>
        </mrow>
      </mrow>
      <mrow>
        <msub>
          <mi>P</mi>
          <mi>j</mi>
        </msub>
      </mrow>
    </mrow>
    <annotation encoding="StarMath 5.0">{partial P_i} over {partial x_j} = -{P_i}{P_j}</annotation>
  </semantics>
</math>
</file>